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2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officeooo:rsid="001bda58" officeooo:paragraph-rsid="001bda58"/>
    </style:style>
    <style:style style:name="T1" style:family="text">
      <style:text-properties officeooo:rsid="001bda58"/>
    </style:style>
    <style:style style:name="T2" style:family="text">
      <style:text-properties officeooo:rsid="001cfd47"/>
    </style:style>
    <style:style style:name="T3" style:family="text">
      <style:text-properties officeooo:rsid="001ea71b"/>
    </style:style>
    <style:style style:name="T4" style:family="text">
      <style:text-properties officeooo:rsid="002043be"/>
    </style:style>
    <style:style style:name="T5" style:family="text">
      <style:text-properties officeooo:rsid="002297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rief bio introducing yourself and your research focus within DEDS.</text:p>
      <text:p text:style-name="P1"/>
      <text:p text:style-name="P2"><text:span text:style-name="T1">I am </text:span><text:span text:style-name="T2">a </text:span><text:span text:style-name="T1">from Uzbekistan, a beautiful country in the heart of </text:span><text:span text:style-name="T4">the </text:span><text:span text:style-name="T2">old </text:span><text:span text:style-name="T4">S</text:span><text:span text:style-name="T2">ilk </text:span><text:span text:style-name="T4">R</text:span><text:span text:style-name="T2">oad</text:span><text:span text:style-name="T1">. I completed </text:span>MSc <text:span text:style-name="T1">from </text:span>Erasmus Digital Communication Leadership <text:span text:style-name="T2">(DCLead) </text:span>program with the major in Digital Technology Management. </text:p>
      <text:p text:style-name="P3">My research interest lies in time series management systems <text:span text:style-name="T3">(TSMS)</text:span> including <text:span text:style-name="T2">their </text:span>compression algorithms, storage structures and <text:span text:style-name="T3">benchmarking. As a part of my doctorate, I collaborate with Siemens Gamesa Renewable Energy (SGRE) that provides me with valuable industry insights and opportunity to actually test our work in their use cases. As a final product of my doctorate, I aim to </text:span><text:span text:style-name="T5">work on systems that implement model-based compression of time series and in particular, </text:span><text:span text:style-name="T3">an open-source T</text:span><text:span text:style-name="T5">ime </text:span><text:span text:style-name="T3">S</text:span><text:span text:style-name="T5">eries </text:span><text:span text:style-name="T3">M</text:span><text:span text:style-name="T5">anagement </text:span><text:span text:style-name="T3">S</text:span><text:span text:style-name="T5">ystem, ModelarDB</text:span><text:span text:style-name="T3"> that uses model-based representation of time series for better compression and query response time, so the system </text:span><text:span text:style-name="T5">is </text:span><text:span text:style-name="T3">better matche</text:span><text:span text:style-name="T5">d</text:span><text:span text:style-name="T3"> the industry use-cases. This will hopefully lead to decreasing the cost of storing and analyzing sensor data which is one of the main challenges </text:span><text:span text:style-name="T5">for </text:span><text:span text:style-name="T3">IoT syste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bduvoris Abduvakhobov</meta:initial-creator>
    <meta:creation-date>2023-10-20T10:23:32.516821335</meta:creation-date>
    <dc:date>2023-11-13T11:30:56.918861594</dc:date>
    <dc:creator>Abduvoris Abduvakhobov</dc:creator>
    <meta:editing-duration>PT12M40S</meta:editing-duration>
    <meta:editing-cycles>3</meta:editing-cycles>
    <meta:generator>LibreOffice/7.3.7.2$Linux_X86_64 LibreOffice_project/30$Build-2</meta:generator>
    <meta:document-statistic meta:table-count="0" meta:image-count="0" meta:object-count="0" meta:page-count="1" meta:paragraph-count="3" meta:word-count="171" meta:character-count="1099" meta:non-whitespace-character-count="930"/>
  </office:meta>
</office:document-meta>
</file>